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9c559"/>
    </style:style>
    <style:style style:name="T2" style:family="text">
      <style:text-properties officeooo:rsid="000b2b4f"/>
    </style:style>
    <style:style style:name="T3" style:family="text">
      <style:text-properties officeooo:rsid="000c4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cho “enter number”</text:p>
      <text:p text:style-name="Standard"/>
      <text:p text:style-name="Standard">read num</text:p>
      <text:p text:style-name="Standard"/>
      <text:p text:style-name="Standard">i=2</text:p>
      <text:p text:style-name="Standard">while test $i -lt $num</text:p>
      <text:p text:style-name="Standard"/>
      <text:p text:style-name="Standard">do</text:p>
      <text:p text:style-name="Standard"/>
      <text:p text:style-name="Standard">k=<text:span text:style-name="T3">`</text:span>expr $num / $<text:span text:style-name="T3">i`</text:span></text:p>
      <text:p text:style-name="Standard"/>
      <text:p text:style-name="Standard">if test $k -eq 0 then</text:p>
      <text:p text:style-name="Standard"/>
      <text:p text:style-name="Standard">echo “number is not prime”</text:p>
      <text:p text:style-name="Standard"/>
      <text:p text:style-name="Standard">exit</text:p>
      <text:p text:style-name="Standard"/>
      <text:p text:style-name="Standard">fi</text:p>
      <text:p text:style-name="Standard"/>
      <text:p text:style-name="Standard">i=<text:span text:style-name="T3">`</text:span>expr $i + 1<text:span text:style-name="T3">`</text:span></text:p>
      <text:p text:style-name="Standard"/>
      <text:p text:style-name="Standard">done</text:p>
      <text:p text:style-name="Standard"/>
      <text:p text:style-name="Standard">echo “number is prime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10:24.187000000</dc:date>
    <meta:editing-duration>PT12M47S</meta:editing-duration>
    <meta:editing-cycles>10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3" meta:word-count="38" meta:character-count="166" meta:non-whitespace-character-count="141"/>
  </office:meta>
</office:document-meta>
</file>